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1.228in"/>
    </style:style>
    <style:style style:name="co3" style:family="table-column">
      <style:table-column-properties fo:break-before="auto" style:column-width="1.1571in"/>
    </style:style>
    <style:style style:name="co4" style:family="table-column">
      <style:table-column-properties fo:break-before="auto" style:column-width="1.9602in"/>
    </style:style>
    <style:style style:name="co5" style:family="table-column">
      <style:table-column-properties fo:break-before="auto" style:column-width="0.9028in"/>
    </style:style>
    <style:style style:name="co6" style:family="table-column">
      <style:table-column-properties fo:break-before="auto" style:column-width="3.6681in"/>
    </style:style>
    <style:style style:name="co7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3.202in"/>
    </style:style>
    <style:style style:name="co9" style:family="table-column">
      <style:table-column-properties fo:break-before="auto" style:column-width="1.1709in"/>
    </style:style>
    <style:style style:name="co10" style:family="table-column">
      <style:table-column-properties fo:break-before="auto" style:column-width="0.8854in"/>
    </style:style>
    <style:style style:name="ro1" style:family="table-row">
      <style:table-row-properties style:row-height="0.302in" fo:break-before="auto" style:use-optimal-row-height="false"/>
    </style:style>
    <style:style style:name="ro2" style:family="table-row">
      <style:table-row-properties style:row-height="2.8555in" fo:break-before="auto" style:use-optimal-row-height="true"/>
    </style:style>
    <style:style style:name="ro3" style:family="table-row">
      <style:table-row-properties style:row-height="3.26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4209in" fo:break-before="auto" style:use-optimal-row-height="true"/>
    </style:style>
    <style:style style:name="ro6" style:family="table-row">
      <style:table-row-properties style:row-height="1.2327in" fo:break-before="auto" style:use-optimal-row-height="true"/>
    </style:style>
    <style:style style:name="ro7" style:family="table-row">
      <style:table-row-properties style:row-height="1.4354in" fo:break-before="auto" style:use-optimal-row-height="true"/>
    </style:style>
    <style:style style:name="ro8" style:family="table-row">
      <style:table-row-properties style:row-height="0.8272in" fo:break-before="auto" style:use-optimal-row-height="true"/>
    </style:style>
    <style:style style:name="ro9" style:family="table-row">
      <style:table-row-properties style:row-height="0.6236in" fo:break-before="auto" style:use-optimal-row-height="true"/>
    </style:style>
    <style:style style:name="ro10" style:family="table-row">
      <style:table-row-properties style:row-height="2.6528in" fo:break-before="auto" style:use-optimal-row-height="true"/>
    </style:style>
    <style:style style:name="ro11" style:family="table-row">
      <style:table-row-properties style:row-height="1.6382in" fo:break-before="auto" style:use-optimal-row-height="true"/>
    </style:style>
    <style:style style:name="ro12" style:family="table-row">
      <style:table-row-properties style:row-height="2.2465in" fo:break-before="auto" style:use-optimal-row-height="true"/>
    </style:style>
    <style:style style:name="ro13" style:family="table-row">
      <style:table-row-properties style:row-height="3.4638in" fo:break-before="auto" style:use-optimal-row-height="true"/>
    </style:style>
    <style:style style:name="ro14" style:family="table-row">
      <style:table-row-properties style:row-height="0.4346in" fo:break-before="auto" style:use-optimal-row-height="true"/>
    </style:style>
    <style:style style:name="ro15" style:family="table-row">
      <style:table-row-properties style:row-height="1.0299in" fo:break-before="auto" style:use-optimal-row-height="true"/>
    </style:style>
    <style:style style:name="ro16" style:family="table-row">
      <style:table-row-properties style:row-height="0.2181in" fo:break-before="auto" style:use-optimal-row-height="true"/>
    </style:style>
    <style:style style:name="ro17" style:family="table-row">
      <style:table-row-properties style:row-height="2.0728in" fo:break-before="auto" style:use-optimal-row-height="false"/>
    </style:style>
    <style:style style:name="ta1" style:family="table" style:master-page-name="PageStyle_5f_survey">
      <style:table-properties table:display="true" style:writing-mode="lr-tb"/>
    </style:style>
    <style:style style:name="ta2" style:family="table" style:master-page-name="PageStyle_5f_choices">
      <style:table-properties table:display="true" style:writing-mode="lr-tb"/>
    </style:style>
    <number:text-style style:name="N5100" number:language="en">
      <number:text-content/>
    </number:text-style>
    <style:style style:name="ce1" style:family="table-cell" style:parent-style-name="Excel_20_Built-in_20_Normal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69a12b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69a12b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69a12b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 style:data-style-name="N5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Excel_20_Built-in_20_Normal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7" style:family="table-cell" style:parent-style-name="Excel_20_Built-in_20_Normal" style:data-style-name="N5100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 style:data-style-name="N5100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 style:data-style-name="N5100"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ext-properties fo:color="#69a12b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69a12b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>
      <style:text-properties fo:color="#69a12b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69a12b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rvey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5" table:default-cell-style-name="ce5"/>
        <table:table-column table:style-name="co7" table:default-cell-style-name="ce11"/>
        <table:table-column table:style-name="co7" table:number-columns-repeated="1011" table:default-cell-style-name="ce5"/>
        <table:table-row table:style-name="ro1">
          <table:table-cell table:style-name="ce1" office:value-type="string">
            <text:p>explanations</text:p>
          </table:table-cell>
          <table:table-cell table:style-name="ce4" office:value-type="string">
            <text:p>class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name</text:p>
          </table:table-cell>
          <table:table-cell table:style-name="ce7" office:value-type="string">
            <text:p>showif</text:p>
          </table:table-cell>
          <table:table-cell table:style-name="ce4" office:value-type="string">
            <text:p>optional</text:p>
          </table:table-cell>
          <table:table-cell table:style-name="ce8" office:value-type="string">
            <text:p>label</text:p>
          </table:table-cell>
          <table:table-cell table:style-name="ce4" office:value-type="string">
            <text:p>choice1</text:p>
          </table:table-cell>
          <table:table-cell table:style-name="ce4" office:value-type="string">
            <text:p>choice2</text:p>
          </table:table-cell>
          <table:table-cell table:style-name="ce4" office:value-type="string">
            <text:p>choice3</text:p>
          </table:table-cell>
          <table:table-cell table:style-name="ce4" office:value-type="string">
            <text:p>choice4</text:p>
          </table:table-cell>
          <table:table-cell table:style-name="ce4" office:value-type="string">
            <text:p>choice5</text:p>
          </table:table-cell>
          <table:table-cell table:style-name="ce4" table:number-columns-repeated="1012"/>
        </table:table-row>
        <table:table-row table:style-name="ro2">
          <table:table-cell table:style-name="ce2" office:value-type="string">
            <text:p>formr won´t be able to read this column, so it won´t change anything. If you like, you can add more columns <text:s/>for structuring or for translating side-by-side etc.</text:p>
            <text:p/>
            <text:p/>
            <text:p>If you want to know more about columns, please visit <text:s/>the documentation page (https://formr.org/public/documentation#sample_survey_sheet).</text:p>
            <text:p/>
            <text:p/>
          </table:table-cell>
          <table:table-cell/>
          <table:table-cell office:value-type="string">
            <text:p>note</text:p>
          </table:table-cell>
          <table:table-cell office:value-type="string">
            <text:p>note_shown_only_once</text:p>
          </table:table-cell>
          <table:table-cell table:number-columns-repeated="2"/>
          <table:table-cell office:value-type="string">
            <text:p>## note</text:p>
            <text:p>This note will only appear once, because notes that are followed by further notes or submission buttons are hidden after being displayed once.</text:p>
            <text:p/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note</text:p>
          </table:table-cell>
          <table:table-cell office:value-type="string">
            <text:p>note_for_items_to_follow</text:p>
          </table:table-cell>
          <table:table-cell table:number-columns-repeated="2"/>
          <table:table-cell office:value-type="string">
            <text:p>#### by the way</text:p>
            <text:p>In Excel you can make linebreaks using Strg+Enter (Windows) or Alt+Apple+Enter (Mac). </text:p>
            <text:p>You can start a new paragraph by using a blank line.</text:p>
            <text:p/>
            <text:p>In the `label` column you can use HTML und [Markdown](http://daringfireball.net/projects/markdown/syntax) and `knitr`.</text:p>
            <text:p/>
            <text:p>Make text __bold__ through <text:s/>`__bold__`, make it *italic* through `*italic*`.</text:p>
            <text:p/>
            <text:p>## note</text:p>
            <text:p>All available widgets follow. They should work in all current and fairly many older browsers.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text</text:p>
          </table:table-cell>
          <table:table-cell office:value-type="string">
            <text:p>abode</text:p>
          </table:table-cell>
          <table:table-cell/>
          <table:table-cell office:value-type="string">
            <text:p>*</text:p>
          </table:table-cell>
          <table:table-cell office:value-type="string">
            <text:p>## TEXT</text:p>
            <text:p>Where do you live?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big-textarea</text:p>
          </table:table-cell>
          <table:table-cell office:value-type="string">
            <text:p>textarea</text:p>
          </table:table-cell>
          <table:table-cell office:value-type="string">
            <text:p>yourstory</text:p>
          </table:table-cell>
          <table:table-cell/>
          <table:table-cell office:value-type="string">
            <text:p>*</text:p>
          </table:table-cell>
          <table:table-cell office:value-type="string">
            <text:p>## TEXTAREA</text:p>
            <text:p>What's your story?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>
            <text:p>mc</text:p>
          </table:table-cell>
          <table:table-cell office:value-type="string">
            <text:p>mc_religion</text:p>
          </table:table-cell>
          <table:table-cell/>
          <table:table-cell office:value-type="string">
            <text:p>!</text:p>
          </table:table-cell>
          <table:table-cell office:value-type="string">
            <text:p>### MC</text:p>
            <text:p>&lt;sup title="If you can't make up your mind, you probably want to click Cthulhu." class="hastooltip"&gt;&lt;i class="icon-circle-blank"&gt;&lt;/i&gt;&lt;/sup&gt; <text:s/>A simple multiple-choice question with two choices (and a hint).</text:p>
          </table:table-cell>
          <table:table-cell office:value-type="string">
            <text:p>spaghetti monster</text:p>
          </table:table-cell>
          <table:table-cell office:value-type="string">
            <text:p>cthulhu</text:p>
          </table:table-cell>
          <table:table-cell table:number-columns-repeated="1015"/>
        </table:table-row>
        <table:table-row table:style-name="ro7">
          <table:table-cell office:value-type="string">
            <text:p>You may have noticed the second sheet `choices`in this excel-file. In this sheet you can find the columns `list_name`,`name` and `label`. This is an alternate way to specify the items possible choices. Please switch to the `choices`-sheet to learn more.</text:p>
          </table:table-cell>
          <table:table-cell office:value-type="string">
            <text:p>mc-all-left</text:p>
          </table:table-cell>
          <table:table-cell office:value-type="string">
            <text:p>mc many_choices</text:p>
          </table:table-cell>
          <table:table-cell office:value-type="string">
            <text:p>multiplechoice_several</text:p>
          </table:table-cell>
          <table:table-cell/>
          <table:table-cell office:value-type="string">
            <text:p>*</text:p>
          </table:table-cell>
          <table:table-cell office:value-type="string">
            <text:p>### MC</text:p>
            <text:p>A multiple-choice/radio button question with more choices. We can give more spaces to the choices by specifying a [CSS](http://reference.sitepoint.com/css) class in the `class` column.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mc-block mc-first-left</text:p>
          </table:table-cell>
          <table:table-cell office:value-type="string">
            <text:p>mc_multiple many_choices</text:p>
          </table:table-cell>
          <table:table-cell office:value-type="string">
            <text:p>mc_multiple_many</text:p>
          </table:table-cell>
          <table:table-cell/>
          <table:table-cell office:value-type="string">
            <text:p>*</text:p>
          </table:table-cell>
          <table:table-cell office:value-type="string">
            <text:p>### mc_multiple</text:p>
            <text:p>mc_multiple or multiple-multiple-choice/checkboxes. Now you can select several choices. The choices appear comma-separated in the results. </text:p>
          </table:table-cell>
          <table:table-cell table:number-columns-repeated="1017"/>
        </table:table-row>
        <table:table-row table:style-name="ro7">
          <table:table-cell office:value-type="string">
            <text:p>This item shows the first choice (specified in column `choice1`), then the numbers specified in the `type` column (`1,5,1`= min,max,step; in this case the numbers 1,2,3,4 and 5 will be displayed ), then the second choice (specified in column `choice2`).</text:p>
          </table:table-cell>
          <table:table-cell/>
          <table:table-cell office:value-type="string">
            <text:p>rating_button 1,5,1</text:p>
          </table:table-cell>
          <table:table-cell office:value-type="string">
            <text:p>rating_button</text:p>
          </table:table-cell>
          <table:table-cell/>
          <table:table-cell office:value-type="string">
            <text:p>*</text:p>
          </table:table-cell>
          <table:table-cell office:value-type="string">
            <text:p>### rating_button 5</text:p>
            <text:p>You may want to use rating-buttons as item-type for your studies, because they look nice and are easy to handle.</text:p>
            <text:p/>
          </table:table-cell>
          <table:table-cell office:value-type="string">
            <text:p>a long text that would look odd on a button</text:p>
          </table:table-cell>
          <table:table-cell office:value-type="string">
            <text:p>a short text</text:p>
          </table:table-cell>
          <table:table-cell table:number-columns-repeated="1015"/>
        </table:table-row>
        <table:table-row table:style-name="ro9">
          <table:table-cell table:number-columns-repeated="2"/>
          <table:table-cell office:value-type="string">
            <text:p>email</text:p>
          </table:table-cell>
          <table:table-cell office:value-type="string">
            <text:p>your_email</text:p>
          </table:table-cell>
          <table:table-cell/>
          <table:table-cell office:value-type="string">
            <text:p>*</text:p>
          </table:table-cell>
          <table:table-cell office:value-type="string">
            <text:p>### Email addresses are automatically checked in newer browsers</text:p>
            <text:p>Enter your email address. </text:p>
          </table:table-cell>
          <table:table-cell table:number-columns-repeated="1017"/>
        </table:table-row>
        <table:table-row table:style-name="ro10">
          <table:table-cell office:value-type="string">
            <text:p>Numbers can of course be restricted through parameters in the `type`-column: <text:s/></text:p>
            <text:p>`number minimum,maximum,step` </text:p>
            <text:p>where `step` is the unit/smallest possible step and defaults to 1. </text:p>
            <text:p/>
            <text:p>To allow arbitrary accuracy, step has to be `any`.</text:p>
            <text:p>Should you want to specify just a minimum or just a maximum, or just a step, leave the commas in place, e.g. `number ,120,1` </text:p>
          </table:table-cell>
          <table:table-cell/>
          <table:table-cell office:value-type="string">
            <text:p>number 1,130,1</text:p>
          </table:table-cell>
          <table:table-cell office:value-type="string">
            <text:p>age</text:p>
          </table:table-cell>
          <table:table-cell/>
          <table:table-cell office:value-type="string">
            <text:p>*</text:p>
          </table:table-cell>
          <table:table-cell table:style-name="ce9" office:value-type="string">
            <text:p>### NUMBER 1,130,1</text:p>
            <text:p>Enter your age in years. <text:s/></text:p>
            <text:p/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office:value-type="string">
            <text:p>left500</text:p>
          </table:table-cell>
          <table:table-cell office:value-type="string">
            <text:p>range_ticks 1,5,1</text:p>
          </table:table-cell>
          <table:table-cell office:value-type="string">
            <text:p>slider_list</text:p>
          </table:table-cell>
          <table:table-cell/>
          <table:table-cell office:value-type="string">
            <text:p>*</text:p>
          </table:table-cell>
          <table:table-cell office:value-type="string">
            <text:p>### range_ticks 1,5,1</text:p>
            <text:p>You can make sliders with this item type.By defining two choices, you can also label the slider's poles. <text:s/></text:p>
            <text:p>Range uses the same options as `number`. </text:p>
            <text:p/>
            <text:p>`range_ticks` shows 'ticks', i.e. marks for every useable value on the scale. Thus, it doesn't make sense to use range_ticks for very large ranges.</text:p>
          </table:table-cell>
          <table:table-cell office:value-type="string">
            <text:p>yay</text:p>
          </table:table-cell>
          <table:table-cell office:value-type="string">
            <text:p>nay</text:p>
          </table:table-cell>
          <table:table-cell table:number-columns-repeated="1015"/>
        </table:table-row>
        <table:table-row table:style-name="ro5">
          <table:table-cell/>
          <table:table-cell office:value-type="string">
            <text:p>left100</text:p>
          </table:table-cell>
          <table:table-cell office:value-type="string">
            <text:p>range_ticks 1,7,1</text:p>
          </table:table-cell>
          <table:table-cell office:value-type="string">
            <text:p>slider_list_longer</text:p>
          </table:table-cell>
          <table:table-cell/>
          <table:table-cell office:value-type="string">
            <text:p>*</text:p>
          </table:table-cell>
          <table:table-cell office:value-type="string">
            <text:p>and another one.</text:p>
          </table:table-cell>
          <table:table-cell office:value-type="string">
            <text:p>big</text:p>
          </table:table-cell>
          <table:table-cell office:value-type="string">
            <text:p>small</text:p>
          </table:table-cell>
          <table:table-cell table:number-columns-repeated="1015"/>
        </table:table-row>
        <table:table-row table:style-name="ro5">
          <table:table-cell/>
          <table:table-cell office:value-type="string">
            <text:p>bigleft</text:p>
          </table:table-cell>
          <table:table-cell office:value-type="string">
            <text:p>range 1,100,1</text:p>
          </table:table-cell>
          <table:table-cell office:value-type="string">
            <text:p>slider</text:p>
          </table:table-cell>
          <table:table-cell/>
          <table:table-cell office:value-type="string">
            <text:p>*</text:p>
          </table:table-cell>
          <table:table-cell office:value-type="string">
            <text:p>### RANGE 1,100,1</text:p>
            <text:p>Same as `range_ticks` without ticks.</text:p>
          </table:table-cell>
          <table:table-cell office:value-type="string">
            <text:p>cool</text:p>
          </table:table-cell>
          <table:table-cell office:value-type="string">
            <text:p>not cool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string">
            <text:p>select_one time_periods</text:p>
          </table:table-cell>
          <table:table-cell office:value-type="string">
            <text:p>time_period</text:p>
          </table:table-cell>
          <table:table-cell/>
          <table:table-cell office:value-type="string">
            <text:p>*</text:p>
          </table:table-cell>
          <table:table-cell office:value-type="string">
            <text:p>### SELECT</text:p>
            <text:p>`select` is a different way to display `mc`.</text:p>
            <text:p>You could use it when you have many choices, e.g. when were you born?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string">
            <text:p>select_multiple</text:p>
          </table:table-cell>
          <table:table-cell office:value-type="string">
            <text:p>partner</text:p>
          </table:table-cell>
          <table:table-cell/>
          <table:table-cell office:value-type="string">
            <text:p>*</text:p>
          </table:table-cell>
          <table:table-cell office:value-type="string">
            <text:p>### MSELECT</text:p>
            <text:p>`mselect` is a different way to display `mc_multiple`.</text:p>
          </table:table-cell>
          <table:table-cell office:value-type="string">
            <text:p>Gisele</text:p>
          </table:table-cell>
          <table:table-cell office:value-type="string">
            <text:p>Angie</text:p>
          </table:table-cell>
          <table:table-cell office:value-type="string">
            <text:p>Heribert</text:p>
          </table:table-cell>
          <table:table-cell table:number-columns-repeated="1014"/>
        </table:table-row>
        <table:table-row table:style-name="ro4" table:number-rows-repeated="2">
          <table:table-cell table:number-columns-repeated="1024"/>
        </table:table-row>
        <table:table-row table:style-name="ro12">
          <table:table-cell office:value-type="string">
            <text:p>By specifying `*` in the `optional` column users can skip the question without being forced to answer it.</text:p>
            <text:p/>
            <text:p>Using `*` for all your items during testing saves time, because you can skip the items without answering them. Of course you have to remember to remove the `*` that are not needed before you invite users to participate.</text:p>
          </table:table-cell>
          <table:table-cell/>
          <table:table-cell office:value-type="string">
            <text:p>mc_button</text:p>
          </table:table-cell>
          <table:table-cell office:value-type="string">
            <text:p>btnmc</text:p>
          </table:table-cell>
          <table:table-cell/>
          <table:table-cell office:value-type="string">
            <text:p>*</text:p>
          </table:table-cell>
          <table:table-cell office:value-type="string">
            <text:p>### mc_button</text:p>
            <text:p>An `mc` field with larger buttons.</text:p>
          </table:table-cell>
          <table:table-cell office:value-type="string">
            <text:p>stop</text:p>
          </table:table-cell>
          <table:table-cell office:value-type="string">
            <text:p>go</text:p>
          </table:table-cell>
          <table:table-cell table:number-columns-repeated="1015"/>
        </table:table-row>
        <table:table-row table:style-name="ro9">
          <table:table-cell office:value-type="string">
            <text:p>By specifying `!` in the `optional` column you force users to choose at least one option.</text:p>
          </table:table-cell>
          <table:table-cell/>
          <table:table-cell office:value-type="string">
            <text:p>mc_multiple_button</text:p>
          </table:table-cell>
          <table:table-cell office:value-type="string">
            <text:p>eigenschaften</text:p>
          </table:table-cell>
          <table:table-cell/>
          <table:table-cell office:value-type="string">
            <text:p>*</text:p>
          </table:table-cell>
          <table:table-cell office:value-type="string">
            <text:p>### mc_multiple_button</text:p>
            <text:p>An `mc_multiple` field with larger buttons.</text:p>
          </table:table-cell>
          <table:table-cell office:value-type="string">
            <text:p>hangry</text:p>
          </table:table-cell>
          <table:table-cell office:value-type="string">
            <text:p>tirate</text:p>
          </table:table-cell>
          <table:table-cell table:number-columns-repeated="1015"/>
        </table:table-row>
        <table:table-row table:style-name="ro5">
          <table:table-cell table:number-columns-repeated="2"/>
          <table:table-cell office:value-type="string">
            <text:p>check</text:p>
          </table:table-cell>
          <table:table-cell office:value-type="string">
            <text:p>confirm1</text:p>
          </table:table-cell>
          <table:table-cell/>
          <table:table-cell office:value-type="string">
            <text:p>*</text:p>
          </table:table-cell>
          <table:table-cell office:value-type="string">
            <text:p>### CHECK</text:p>
            <text:p>Do you wish to be bothered with an extra question?</text:p>
          </table:table-cell>
          <table:table-cell table:number-columns-repeated="1017"/>
        </table:table-row>
        <table:table-row table:style-name="ro13">
          <table:table-cell office:value-type="string">
            <text:p>This one has a showIf: `confirm1 == 1`. `confirm1`is the name of the item you are referring to. `=1` is the value the item `confirm1` must have if the item `confirm2` shall be displayed. <text:s/>In this case `confirm2` will only be displayed if you checked that you wanted to be bothered with another question (because that is what `confirm1` asks). Another example: If you wanted to show this item to persons that are over 18 years old only, you would have to set the `showif` to: `age =&gt;18`. </text:p>
            <text:p/>
            <text:p>Showifs can also refer to surveys that were answered before this one in the run.</text:p>
          </table:table-cell>
          <table:table-cell/>
          <table:table-cell office:value-type="string">
            <text:p>check_button</text:p>
          </table:table-cell>
          <table:table-cell office:value-type="string">
            <text:p>confirm2</text:p>
          </table:table-cell>
          <table:table-cell office:value-type="string">
            <text:p>confirm1 == 1</text:p>
          </table:table-cell>
          <table:table-cell office:value-type="string">
            <text:p>*</text:p>
          </table:table-cell>
          <table:table-cell table:style-name="ce9" office:value-type="string">
            <text:p>### check_button</text:p>
            <text:p>Like `check` with a larger button.</text:p>
            <text:p/>
            <text:p>This will only be displayed if you checked that you wanted to be bothered with another question.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4">
          <table:table-cell/>
          <table:table-cell table:style-name="ce6"/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time 11:00,12:00</text:p>
          </table:table-cell>
          <table:table-cell office:value-type="string">
            <text:p>uhrzeit</text:p>
          </table:table-cell>
          <table:table-cell/>
          <table:table-cell office:value-type="string">
            <text:p>*</text:p>
          </table:table-cell>
          <table:table-cell office:value-type="string">
            <text:p>### TIME</text:p>
            <text:p>What time is it?</text:p>
          </table:table-cell>
          <table:table-cell table:number-columns-repeated="1017"/>
        </table:table-row>
        <table:table-row table:style-name="ro15">
          <table:table-cell office:value-type="string">
            <text:p>date 01.01.2012, now (date min, max): The definition of min, max is optional. In this case users can choose dates between 01.01.2012 and the present date(now).</text:p>
          </table:table-cell>
          <table:table-cell/>
          <table:table-cell office:value-type="string">
            <text:p>date 01.01.2012,now</text:p>
          </table:table-cell>
          <table:table-cell office:value-type="string">
            <text:p>geburtsdatum</text:p>
          </table:table-cell>
          <table:table-cell/>
          <table:table-cell office:value-type="string">
            <text:p>*</text:p>
          </table:table-cell>
          <table:table-cell office:value-type="string">
            <text:p>### DATE</text:p>
            <text:p>What's your birthday?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month</text:p>
          </table:table-cell>
          <table:table-cell office:value-type="string">
            <text:p>monat</text:p>
          </table:table-cell>
          <table:table-cell office:value-type="string">
            <text:p>FALSE</text:p>
          </table:table-cell>
          <table:table-cell office:value-type="string">
            <text:p>*</text:p>
          </table:table-cell>
          <table:table-cell office:value-type="string">
            <text:p>### MONTH</text:p>
            <text:p>And your favourite month?</text:p>
          </table:table-cell>
          <table:table-cell table:number-columns-repeated="1017"/>
        </table:table-row>
        <table:table-row table:style-name="ro9">
          <table:table-cell office:value-type="string">
            <text:p>By adding `FALSE` to the `showif`column, you can hide the item.</text:p>
          </table:table-cell>
          <table:table-cell/>
          <table:table-cell office:value-type="string">
            <text:p>datetime-local</text:p>
          </table:table-cell>
          <table:table-cell office:value-type="string">
            <text:p>datetimelocaltest</text:p>
          </table:table-cell>
          <table:table-cell office:value-type="string">
            <text:p>FALSE</text:p>
          </table:table-cell>
          <table:table-cell office:value-type="string">
            <text:p>*</text:p>
          </table:table-cell>
          <table:table-cell office:value-type="string">
            <text:p>### DATETIME-LOCAl</text:p>
          </table:table-cell>
          <table:table-cell table:number-columns-repeated="1017"/>
        </table:table-row>
        <table:table-row table:style-name="ro16">
          <table:table-cell table:number-columns-repeated="2"/>
          <table:table-cell office:value-type="string">
            <text:p>datetime</text:p>
          </table:table-cell>
          <table:table-cell office:value-type="string">
            <text:p>datetimetest</text:p>
          </table:table-cell>
          <table:table-cell office:value-type="string">
            <text:p>FALSE</text:p>
          </table:table-cell>
          <table:table-cell office:value-type="string">
            <text:p>*</text:p>
          </table:table-cell>
          <table:table-cell office:value-type="string">
            <text:p>### DATETIME</text:p>
          </table:table-cell>
          <table:table-cell table:number-columns-repeated="1017"/>
        </table:table-row>
        <table:table-row table:style-name="ro16">
          <table:table-cell table:number-columns-repeated="2"/>
          <table:table-cell office:value-type="string">
            <text:p>yearmonth</text:p>
          </table:table-cell>
          <table:table-cell office:value-type="string">
            <text:p>yearmonthtest</text:p>
          </table:table-cell>
          <table:table-cell office:value-type="string">
            <text:p>FALSE</text:p>
          </table:table-cell>
          <table:table-cell office:value-type="string">
            <text:p>*</text:p>
          </table:table-cell>
          <table:table-cell office:value-type="string">
            <text:p>### YEARMONTH</text:p>
          </table:table-cell>
          <table:table-cell table:number-columns-repeated="1017"/>
        </table:table-row>
        <table:table-row table:style-name="ro16">
          <table:table-cell table:number-columns-repeated="2"/>
          <table:table-cell office:value-type="string">
            <text:p>week</text:p>
          </table:table-cell>
          <table:table-cell office:value-type="string">
            <text:p>weektest</text:p>
          </table:table-cell>
          <table:table-cell office:value-type="string">
            <text:p>FALSE</text:p>
          </table:table-cell>
          <table:table-cell office:value-type="string">
            <text:p>*</text:p>
          </table:table-cell>
          <table:table-cell office:value-type="string">
            <text:p>### WEEK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15">
          <table:table-cell table:number-columns-repeated="2"/>
          <table:table-cell office:value-type="string">
            <text:p>tel</text:p>
          </table:table-cell>
          <table:table-cell office:value-type="string">
            <text:p>telephone</text:p>
          </table:table-cell>
          <table:table-cell office:value-type="string">
            <text:p>FALSE</text:p>
          </table:table-cell>
          <table:table-cell office:value-type="string">
            <text:p>*</text:p>
          </table:table-cell>
          <table:table-cell office:value-type="string">
            <text:p># TEL</text:p>
            <text:p>For telephone numbers. Most devices don't do anything special with this yet, but it might show a numeric dial pad on a phone or even bring up the phonebook.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string">
            <text:p>url</text:p>
          </table:table-cell>
          <table:table-cell office:value-type="string">
            <text:p>internet_address</text:p>
          </table:table-cell>
          <table:table-cell office:value-type="string">
            <text:p>FALSE</text:p>
          </table:table-cell>
          <table:table-cell office:value-type="string">
            <text:p>*</text:p>
          </table:table-cell>
          <table:table-cell office:value-type="string">
            <text:p># URL</text:p>
            <text:p>For internet addresses</text:p>
          </table:table-cell>
          <table:table-cell table:number-columns-repeated="1017"/>
        </table:table-row>
        <table:table-row table:style-name="ro16">
          <table:table-cell table:number-columns-repeated="2"/>
          <table:table-cell office:value-type="string">
            <text:p>cc</text:p>
          </table:table-cell>
          <table:table-cell office:value-type="string">
            <text:p>creditcard</text:p>
          </table:table-cell>
          <table:table-cell office:value-type="string">
            <text:p>FALSE</text:p>
          </table:table-cell>
          <table:table-cell office:value-type="string">
            <text:p>*</text:p>
          </table:table-cell>
          <table:table-cell office:value-type="string">
            <text:p># CC</text:p>
          </table:table-cell>
          <table:table-cell table:number-columns-repeated="1017"/>
        </table:table-row>
        <table:table-row table:style-name="ro16">
          <table:table-cell table:number-columns-repeated="2"/>
          <table:table-cell office:value-type="string">
            <text:p>color</text:p>
          </table:table-cell>
          <table:table-cell office:value-type="string">
            <text:p>colour</text:p>
          </table:table-cell>
          <table:table-cell/>
          <table:table-cell office:value-type="string">
            <text:p>*</text:p>
          </table:table-cell>
          <table:table-cell office:value-type="string">
            <text:p># COLOR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8">
          <table:table-cell table:number-columns-repeated="2"/>
          <table:table-cell office:value-type="string">
            <text:p>geopoint</text:p>
          </table:table-cell>
          <table:table-cell office:value-type="string">
            <text:p>geoloc</text:p>
          </table:table-cell>
          <table:table-cell/>
          <table:table-cell office:value-type="string">
            <text:p>*</text:p>
          </table:table-cell>
          <table:table-cell office:value-type="string">
            <text:p>### geopoint</text:p>
            <text:p>So this item saves the GPS coordinates, which can be taken from actual GPS or e.g. Google's WiFi database etc.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string">
            <text:p>referrer</text:p>
          </table:table-cell>
          <table:table-cell office:value-type="string">
            <text:p>last_outside_referrer</text:p>
          </table:table-cell>
          <table:table-cell table:number-columns-repeated="2"/>
          <table:table-cell office:value-type="string">
            <text:p>### REFERRER</text:p>
            <text:p>Which site this user came from</text:p>
          </table:table-cell>
          <table:table-cell table:number-columns-repeated="1017"/>
        </table:table-row>
        <table:table-row table:style-name="ro16">
          <table:table-cell table:number-columns-repeated="2"/>
          <table:table-cell office:value-type="string">
            <text:p>ip</text:p>
          </table:table-cell>
          <table:table-cell office:value-type="string">
            <text:p>ip_address</text:p>
          </table:table-cell>
          <table:table-cell table:number-columns-repeated="2"/>
          <table:table-cell office:value-type="string">
            <text:p>### IP</text:p>
          </table:table-cell>
          <table:table-cell table:number-columns-repeated="1017"/>
        </table:table-row>
        <table:table-row table:style-name="ro9">
          <table:table-cell table:number-columns-repeated="2"/>
          <table:table-cell office:value-type="string">
            <text:p>server HTTP_USER_AGENT</text:p>
          </table:table-cell>
          <table:table-cell office:value-type="string">
            <text:p>browser</text:p>
          </table:table-cell>
          <table:table-cell table:number-columns-repeated="2"/>
          <table:table-cell office:value-type="string">
            <text:p>### SERVER HTTP_USER_AGENT</text:p>
            <text:p>(`$_SERVER['HTTP_USER_AGENT']`)</text:p>
            <text:p>E.g. the user's browser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8">
          <table:table-cell table:number-columns-repeated="2"/>
          <table:table-cell office:value-type="string">
            <text:p>select_or_add_one</text:p>
          </table:table-cell>
          <table:table-cell office:value-type="string">
            <text:p>fav_tv_series</text:p>
          </table:table-cell>
          <table:table-cell/>
          <table:table-cell office:value-type="string">
            <text:p>!</text:p>
          </table:table-cell>
          <table:table-cell office:value-type="string">
            <text:p>### `select_or_add_one`</text:p>
            <text:p>What's your favourite TV series? If you need more choices (why would you), just add your own by typing into the search field and pressing enter.</text:p>
          </table:table-cell>
          <table:table-cell office:value-type="string">
            <text:p>The Wire</text:p>
          </table:table-cell>
          <table:table-cell table:number-columns-repeated="1016"/>
        </table:table-row>
        <table:table-row table:style-name="ro9">
          <table:table-cell table:number-columns-repeated="2"/>
          <table:table-cell office:value-type="string">
            <text:p>select_or_add_multiple</text:p>
          </table:table-cell>
          <table:table-cell office:value-type="string">
            <text:p>m_fav_tv_series</text:p>
          </table:table-cell>
          <table:table-cell/>
          <table:table-cell office:value-type="string">
            <text:p>*</text:p>
          </table:table-cell>
          <table:table-cell office:value-type="string">
            <text:p>### `select_or_add_multiple`</text:p>
            <text:p>What are your favourite TV series? If you need more choices (why would you), just add your own.</text:p>
          </table:table-cell>
          <table:table-cell office:value-type="string">
            <text:p>The Wire</text:p>
          </table:table-cell>
          <table:table-cell office:value-type="string">
            <text:p>BBC Life</text:p>
          </table:table-cell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timezone</text:p>
          </table:table-cell>
          <table:table-cell office:value-type="string">
            <text:p>timez</text:p>
          </table:table-cell>
          <table:table-cell/>
          <table:table-cell office:value-type="string">
            <text:p>*</text:p>
          </table:table-cell>
          <table:table-cell table:style-name="ce10" office:value-type="string">
            <text:p>### TIMEZONE</text:p>
            <text:p>Choose your timezone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mc-width70 rotate-label</text:p>
          </table:table-cell>
          <table:table-cell office:value-type="string">
            <text:p>mc_heading</text:p>
          </table:table-cell>
          <table:table-cell office:value-type="string">
            <text:p>heading</text:p>
          </table:table-cell>
          <table:table-cell/>
          <table:table-cell office:value-type="string">
            <text:p>*</text:p>
          </table:table-cell>
          <table:table-cell office:value-type="string">
            <text:p>### MC_HEADING</text:p>
            <text:p/>
            <text:p>A standard format for economising space in paper-pencil, value for online studies doubtful?</text:p>
          </table:table-cell>
          <table:table-cell office:value-type="string">
            <text:p>Well yeah</text:p>
          </table:table-cell>
          <table:table-cell office:value-type="string">
            <text:p>yeah</text:p>
          </table:table-cell>
          <table:table-cell office:value-type="string">
            <text:p>do you have to know?</text:p>
          </table:table-cell>
          <table:table-cell office:value-type="string">
            <text:p>no</text:p>
          </table:table-cell>
          <table:table-cell office:value-type="string">
            <text:p>Never!</text:p>
          </table:table-cell>
          <table:table-cell table:number-columns-repeated="1012"/>
        </table:table-row>
        <table:table-row table:style-name="ro9">
          <table:table-cell/>
          <table:table-cell office:value-type="string">
            <text:p>hide_label mc-width70 rotate-label</text:p>
          </table:table-cell>
          <table:table-cell office:value-type="string">
            <text:p>mc</text:p>
          </table:table-cell>
          <table:table-cell office:value-type="string">
            <text:p>mc1</text:p>
          </table:table-cell>
          <table:table-cell/>
          <table:table-cell office:value-type="string">
            <text:p>*</text:p>
          </table:table-cell>
          <table:table-cell office:value-type="string">
            <text:p>Question about some stuff</text:p>
          </table:table-cell>
          <table:table-cell office:value-type="string">
            <text:p>Well yeah</text:p>
          </table:table-cell>
          <table:table-cell office:value-type="string">
            <text:p>yeah</text:p>
          </table:table-cell>
          <table:table-cell office:value-type="string">
            <text:p>do you have to know?</text:p>
          </table:table-cell>
          <table:table-cell office:value-type="string">
            <text:p>no</text:p>
          </table:table-cell>
          <table:table-cell office:value-type="string">
            <text:p>Never!</text:p>
          </table:table-cell>
          <table:table-cell table:number-columns-repeated="1012"/>
        </table:table-row>
        <table:table-row table:style-name="ro9">
          <table:table-cell/>
          <table:table-cell office:value-type="string">
            <text:p>hide_label mc-width70 rotate-label</text:p>
          </table:table-cell>
          <table:table-cell office:value-type="string">
            <text:p>mc</text:p>
          </table:table-cell>
          <table:table-cell office:value-type="string">
            <text:p>mc2</text:p>
          </table:table-cell>
          <table:table-cell/>
          <table:table-cell office:value-type="string">
            <text:p>*</text:p>
          </table:table-cell>
          <table:table-cell office:value-type="string">
            <text:p>Question about some other stuff</text:p>
          </table:table-cell>
          <table:table-cell office:value-type="string">
            <text:p>Well yeah</text:p>
          </table:table-cell>
          <table:table-cell office:value-type="string">
            <text:p>yeah</text:p>
          </table:table-cell>
          <table:table-cell office:value-type="string">
            <text:p>do you have to know?</text:p>
          </table:table-cell>
          <table:table-cell office:value-type="string">
            <text:p>no</text:p>
          </table:table-cell>
          <table:table-cell office:value-type="string">
            <text:p>Never!</text:p>
          </table:table-cell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16">
          <table:table-cell table:number-columns-repeated="2"/>
          <table:table-cell table:number-columns-repeated="2" office:value-type="string">
            <text:p>submit</text:p>
          </table:table-cell>
          <table:table-cell table:number-columns-repeated="2"/>
          <table:table-cell office:value-type="string">
            <text:p>Submit to go on.</text:p>
          </table:table-cell>
          <table:table-cell table:number-columns-repeated="1017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oices" table:style-name="ta2" table:print="false">
        <table:table-column table:style-name="co8" table:default-cell-style-name="ce14"/>
        <table:table-column table:style-name="co9" table:default-cell-style-name="Excel_20_Built-in_20_Normal"/>
        <table:table-column table:style-name="co10" table:number-columns-repeated="1022" table:default-cell-style-name="Excel_20_Built-in_20_Normal"/>
        <table:table-row table:style-name="ro4">
          <table:table-cell table:style-name="ce12" office:value-type="string">
            <text:p>explanations</text:p>
          </table:table-cell>
          <table:table-cell table:style-name="ce16" office:value-type="string">
            <text:p>list_name</text:p>
          </table:table-cell>
          <table:table-cell table:style-name="ce16" office:value-type="string">
            <text:p>name</text:p>
          </table:table-cell>
          <table:table-cell table:style-name="ce16" office:value-type="string">
            <text:p>label</text:p>
          </table:table-cell>
          <table:table-cell table:number-columns-repeated="3"/>
          <table:table-cell table:style-name="ce17"/>
          <table:table-cell table:number-columns-repeated="1016"/>
        </table:table-row>
        <table:table-row table:style-name="ro17">
          <table:table-cell table:style-name="ce13" office:value-type="string">
            <text:p>Every item with `many_choices` in its `type`column(`survey`sheet) <text:s/>will get the choices defined in the `label`column of this sheet. </text:p>
            <text:p>The column `name` in this sheet defines what type of information the program will get from your users answers - in this case, the answer `one choice` would be counted as a `1` in your results, `another choice`would be a `2` and so on.</text:p>
          </table:table-cell>
          <table:table-cell office:value-type="string">
            <text:p>many_choices</text:p>
          </table:table-cell>
          <table:table-cell office:value-type="float" office:value="1">
            <text:p>1</text:p>
          </table:table-cell>
          <table:table-cell table:style-name="ce17" office:value-type="string">
            <text:p>one choice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float" office:value="2">
            <text:p>2</text:p>
          </table:table-cell>
          <table:table-cell table:style-name="ce17" office:value-type="string">
            <text:p>another choice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float" office:value="3">
            <text:p>3</text:p>
          </table:table-cell>
          <table:table-cell table:style-name="ce17" office:value-type="string">
            <text:p>choices all around</text:p>
          </table:table-cell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17"/>
          <table:table-cell table:number-columns-repeated="1020"/>
        </table:table-row>
        <table:table-row table:style-name="ro15">
          <table:table-cell table:style-name="ce13" office:value-type="string">
            <text:p>Using a separate `choices`sheet can be very useful if you have a lot of possible choices that would push the boundaries of the `choices`columns in the `survey`sheet (exceeding 12). </text:p>
          </table:table-cell>
          <table:table-cell table:number-columns-repeated="1023"/>
        </table:table-row>
        <table:table-row table:style-name="ro6">
          <table:table-cell table:style-name="ce15" office:value-type="string">
            <text:p>Have a look at the `survey`sheet. Items with `time_period` in the `type`column also have their choices defined in this sheet. So, as you can see, there is no need to write something in the `choice` columns in the `survey`sheet for this item.</text:p>
          </table:table-cell>
          <table:table-cell office:value-type="string">
            <text:p>time_periods</text:p>
          </table:table-cell>
          <table:table-cell office:value-type="string">
            <text:p>quaternary</text:p>
          </table:table-cell>
          <table:table-cell table:style-name="ce17" office:value-type="string">
            <text:p>Quaternary </text:p>
          </table:table-cell>
          <table:table-cell table:number-columns-repeated="1020"/>
        </table:table-row>
        <table:table-row table:style-name="ro16">
          <table:table-cell table:number-columns-repeated="2"/>
          <table:table-cell office:value-type="string">
            <text:p>neogene</text:p>
          </table:table-cell>
          <table:table-cell table:style-name="ce17" office:value-type="string">
            <text:p>Neogene 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paleogene</text:p>
          </table:table-cell>
          <table:table-cell office:value-type="string">
            <text:p>Paleogene 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retaceous</text:p>
          </table:table-cell>
          <table:table-cell office:value-type="string">
            <text:p>Cretaceou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jurassic</text:p>
          </table:table-cell>
          <table:table-cell office:value-type="string">
            <text:p>Jurassic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triassic</text:p>
          </table:table-cell>
          <table:table-cell office:value-type="string">
            <text:p>Triassic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permian</text:p>
          </table:table-cell>
          <table:table-cell office:value-type="string">
            <text:p>Permian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arboniferous</text:p>
          </table:table-cell>
          <table:table-cell office:value-type="string">
            <text:p>Carboniferou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devonian</text:p>
          </table:table-cell>
          <table:table-cell office:value-type="string">
            <text:p>Devonian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silurian</text:p>
          </table:table-cell>
          <table:table-cell office:value-type="string">
            <text:p>Silurian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ordovician</text:p>
          </table:table-cell>
          <table:table-cell office:value-type="string">
            <text:p>Ordovician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ambrian</text:p>
          </table:table-cell>
          <table:table-cell office:value-type="string">
            <text:p>Cambrian</text:p>
          </table:table-cell>
          <table:table-cell table:number-columns-repeated="1020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_xlnm._FilterDatabase" table:base-cell-address="$survey.$A$1" table:cell-range-address="$survey.$G$42:.$G$45"/>
      </table:named-expressions>
      <table:database-ranges>
        <table:database-range table:name="_xlnm._FilterDatabase" table:target-range-address="survey.G42:survey.G4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5000" number:language="en">
      <number:number number:min-integer-digits="1"/>
    </number:number-style>
    <number:number-style style:name="N5116P0" style:volatile="true" number:language="en">
      <number:number number:decimal-places="0" number:min-integer-digits="1" number:grouping="true"/>
    </number:number-style>
    <number:number-style style:name="N5116" number:language="en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>
      <number:number number:decimal-places="0" number:min-integer-digits="1" number:grouping="true"/>
    </number:number-style>
    <number:number-style style:name="N5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>
      <number:number number:decimal-places="2" number:min-integer-digits="1" number:grouping="true"/>
    </number:number-style>
    <number:number-style style:name="N5118" number:language="en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>
      <number:number number:decimal-places="2" number:min-integer-digits="1" number:grouping="true"/>
    </number:number-style>
    <number:number-style style:name="N5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0P2" style:volatile="true" number:language="en">
      <number:text> - </number:text>
    </number:number-style>
    <number:text-style style:name="N5120" number:language="en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5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>
      <number:text> -</number:text>
      <number:number number:decimal-places="0" number:min-integer-digits="0"/>
      <number:text> </number:text>
    </number:number-style>
    <number:text-style style:name="N5121" number:language="en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>
      <number:minutes number:style="long"/>
      <number:text>:</number:text>
      <number:seconds number:style="long"/>
    </number:time-style>
    <number:time-style style:name="N5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>
      <number:minutes number:style="long"/>
      <number:text>:</number:text>
      <number:seconds number:style="long" number:decimal-places="1"/>
    </number:time-style>
    <number:number-style style:name="N5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1/23/2015</text:date>, <text:time>11:4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rvey" style:display-name="PageStyle_surv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oices" style:display-name="PageStyle_choi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71" meta:object-count="0"/>
    <meta:generator>OpenOffice.org/3.4$Unix OpenOffice.org_project/340m1$Build-9590</meta:generator>
  </office:meta>
</office:document-meta>
</file>